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Liberation Serif"/>
    </style:style>
    <style:style style:name="P2" style:family="paragraph" style:parent-style-name="Table_20_Contents"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text-properties style:font-name="Liberation Serif" fo:font-style="italic" style:font-style-asian="italic" style:font-style-complex="italic"/>
    </style:style>
    <style:style style:name="P4" style:family="paragraph" style:parent-style-name="Table_20_Contents">
      <style:text-properties style:font-name="Liberation Serif"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ATTAQUE SOURNOISE</text:p>
            <text:p text:style-name="P3">Vous savez quand exploiter les distractions de votre cible.</text:p>
            <text:p text:style-name="P3"/>
            <text:p text:style-name="P1">Une fois par tour, inflige (1d6 / 2 niveaux) dégats supplémentaires si Attaque avec AVANTAGE en utilisant une arme légère ou à distance.</text:p>
            <text:p text:style-name="P1"/>
            <text:p text:style-name="P1">L'AVANTAGE n'est pas nécessaire si un allié est actif en combat au corps à corps.</text:p>
            <text:p text:style-name="P1"/>
            <text:p text:style-name="P1">Ne marche pas si attaque a DESAVANTAGE.</text:p>
          </table:table-cell>
          <table:table-cell table:style-name="Tableau1.B1" office:value-type="string">
            <text:p text:style-name="P2">RUSE</text:p>
            <text:p text:style-name="P1">Avec une action bonus :</text:p>
            <text:p text:style-name="P1">- Foncer : nouveau déplacement.</text:p>
            <text:p text:style-name="P1">- Désengager : Se mettre à l'abri d'une attaque d'opportunité.</text:p>
            <text:p text:style-name="P1">- Se Cacher : Se mettre hors de vue.</text:p>
          </table:table-cell>
        </table:table-row>
        <table:table-row>
          <table:table-cell table:style-name="Tableau1.A2" office:value-type="string">
            <text:p text:style-name="P2">VISEE STABLE</text:p>
            <text:p text:style-name="P2"/>
            <text:p text:style-name="P1"><text:span text:style-name="T1">Bonus </text:span>: Obtenir un AVANTAGE pour la prochaine attaque du tour en cours. </text:p>
            <text:p text:style-name="P1"/>
            <text:p text:style-name="P1">Cette capacité ne peut pas être utilisé si un déplacement a déjà eu lieu.</text:p>
            <text:p text:style-name="P1"/>
            <text:p text:style-name="P1">Après usage, vitesse à 0 jusqu'à la fin du tour (Aucun déplacement possible).</text:p>
          </table:table-cell>
          <table:table-cell table:style-name="Tableau1.B2" office:value-type="string">
            <text:p text:style-name="P2">ASSASSINAT</text:p>
            <text:p text:style-name="P1"/>
            <text:p text:style-name="P1"><text:span text:style-name="T1">Initiative </text:span>: AVANTAGE.</text:p>
            <text:p text:style-name="P1"/>
            <text:p text:style-name="P1"><text:span text:style-name="T1">Attaques surprises</text:span> : AVANTAGE sur toutes les cibles n'ayant pas encore jouées un tour. </text:p>
            <text:p text:style-name="P1"/>
            <text:p text:style-name="P1"><text:span text:style-name="T1">Attaque sournoise surprise </text:span>: une cible n'ayant pas jouée de tour et subissant une attaque sournoise subit (Niveau) dégâts en pluss.</text:p>
          </table:table-cell>
        </table:table-row>
        <table:table-row>
          <table:table-cell table:style-name="Tableau1.A2" office:value-type="string">
            <text:p text:style-name="P2">ALERTE</text:p>
            <text:p text:style-name="P4"/>
            <text:p text:style-name="P4">Ajoute la Maîtrise à l'<text:span text:style-name="T1">Initiative</text:span></text:p>
            <text:p text:style-name="P4"><text:span text:style-name="T1">Échanger l'initiative</text:span> avec un autre joueur s'il est d'accord.</text:p>
          </table:table-cell>
          <table:table-cell table:style-name="Tableau1.B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 table:number-columns-repeated="2"/>
        <text:soft-page-break/>
        <table:table-row>
          <table:table-cell table:style-name="Tableau2.A1" office:value-type="string">
            <text:p text:style-name="P1"><text:span text:style-name="T2">RUSE : POISON</text:span> [1 Sournoise]</text:p>
            <text:p text:style-name="P1"/>
            <text:p text:style-name="P1">Inflige une attaque empoisonnée.</text:p>
            <text:p text:style-name="P1">Cible doit réussir un Jet Sauvegarde Constitution contre Difficulté 8 + dex + Maitrise.</text:p>
            <text:p text:style-name="P1">Sinon :</text:p>
            <text:p text:style-name="P1"/>
            <text:p text:style-name="P1">- Désavantage Attaque.</text:p>
            <text:p text:style-name="P1">- Désavantage Compétences &amp; Caractéristiques.</text:p>
            <text:p text:style-name="P1"/>
            <text:p text:style-name="P1">Refait une Sauvegarde à chaque fin de son tour.</text:p>
          </table:table-cell>
          <table:table-cell table:style-name="Tableau2.B1" office:value-type="string">
            <text:p text:style-name="P1"><text:span text:style-name="T2">RUSE : CROCHE PATTE</text:span> [1 Sournoise]</text:p>
            <text:p text:style-name="P1"/>
            <text:p text:style-name="P1">Si la cible est Moyenne ou plus petite, elle doit réussir un Jet Sauvegarde de Dexterité contre Difficulté 8 + dex + Maitrise sinon elle tombe au sol.</text:p>
            <text:p text:style-name="P1"/>
            <text:p text:style-name="P1">- Désavantage à l'Attaque.</text:p>
            <text:p text:style-name="P1">- Avantage contre elle si au corps-à-corps.</text:p>
            <text:p text:style-name="P1">- Désavantage contre elle à distance.</text:p>
            <text:p text:style-name="P1">- ½ de son déplacement pour se relever.</text:p>
          </table:table-cell>
        </table:table-row>
        <table:table-row>
          <table:table-cell table:style-name="Tableau2.A2" office:value-type="string">
            <text:p text:style-name="P1"><text:span text:style-name="T2">RUSE : RETRAITE</text:span> [1 Sournoise]</text:p>
            <text:p text:style-name="P1"/>
            <text:p text:style-name="P1">Immédiatement après l'attaque, déplacement gratuit équivalent à ½ de la vitesse.</text:p>
            <text:p text:style-name="P1"/>
            <text:p text:style-name="P1">Ce mouvement empêche les attaques d'opportunité.</text:p>
          </table:table-cell>
          <table:table-cell table:style-name="Tableau2.B2" office:value-type="string">
            <text:p text:style-name="P1"><text:span text:style-name="T2">ESQUIVE INSTINCTIVE</text:span> [Réaction]</text:p>
            <text:p text:style-name="P1"/>
            <text:p text:style-name="P1">Si vous êtes touché par un adversaire que vous voyez, vous pouvez réduire les dégâts de l'attaque de moitié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6T14:21:41.85</meta:creation-date>
    <dc:date>2024-10-17T20:06:50.67</dc:date>
    <meta:editing-duration>PT30M3S</meta:editing-duration>
    <meta:editing-cycles>6</meta:editing-cycles>
    <meta:generator>OpenOffice/4.1.7$Win32 OpenOffice.org_project/417m1$Build-9800</meta:generator>
    <meta:document-statistic meta:table-count="2" meta:image-count="0" meta:object-count="0" meta:page-count="2" meta:paragraph-count="39" meta:word-count="327" meta:character-count="1962"/>
  </office:meta>
</office:document-meta>
</file>